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Bem-vindos a mais</text:span><text:span text:style-name="T1"> </text:span><text:span text:style-name="T2">"hands on" do curso de orientação a objetos com Java.</text:span><text:span text:style-name="T1"> </text:span><text:span text:style-name="T2">Hoje eu queria mostrar para vocês</text:span><text:span text:style-name="T1"> </text:span><text:span text:style-name="T2">pouco mais sobre como que funciona a orientação a objetos,</text:span><text:span text:style-name="T1"> </text:span><text:span text:style-name="T2">como que a gente cria métodos orientados a objetos.</text:span><text:span text:style-name="T1"> </text:span><text:span text:style-name="T2">Então a ideia é: eu vou criar primeiro método digamos assim</text:span><text:span text:style-name="T1"> </text:span><text:span text:style-name="T2">da forma que a gente estava acostumado a criar numa programação estruturada, certo?</text:span><text:span text:style-name="T1"> </text:span><text:span text:style-name="T2">E depois eu vou mostrar para vocês como</text:span><text:span text:style-name="T1"> </text:span><text:span text:style-name="T2">que seria esse mesmo método com uma cara mais orientada a objetos.</text:span><text:span text:style-name="T1"> </text:span><text:span text:style-name="T2">Então vamos lá.</text:span><text:span text:style-name="T1"> </text:span><text:span text:style-name="T2">Eu vou criar aqui uma funcionalidade simples que vai ser aqui,</text:span><text:span text:style-name="T1"> </text:span><text:span text:style-name="T2">eu vou chamar aqui de Escola.</text:span><text:span text:style-name="T1"> </text:span><text:span text:style-name="T2">O meu projeto vai se chamar Escola.</text:span><text:span text:style-name="T1"> </text:span><text:span text:style-name="T2">O quê que eu vou fazer?</text:span><text:span text:style-name="T1"> </text:span><text:span text:style-name="T2">Eu vou criar aluno, ele vai ter notas bimestrais, certo?</text:span><text:span text:style-name="T1"> </text:span><text:span text:style-name="T2">E eu vou ter uma lógica que vai,</text:span><text:span text:style-name="T1"> </text:span><text:span text:style-name="T2">por exemplo, estar me calculando qual é a média e se o aluno passou ou não.</text:span><text:span text:style-name="T1"> </text:span><text:span text:style-name="T2">Certo?</text:span><text:span text:style-name="T1"> </text:span><text:span text:style-name="T2">Então eu vou criar aqui primeiro a minha classe Aluno,</text:span><text:span text:style-name="T1"> </text:span><text:span text:style-name="T2">certo?</text:span><text:span text:style-name="T1"> </text:span><text:span text:style-name="T2">Então criei aqui.</text:span><text:span text:style-name="T1"> </text:span><text:span text:style-name="T2">Eu vou ter aqui as notas dos bimestres não é?</text:span><text:span text:style-name="T1"> </text:span><text:span text:style-name="T2">Então eu vou criar aqui int 1º bimestre,</text:span><text:span text:style-name="T1"> </text:span><text:span text:style-name="T2">int 2º bimestre,</text:span><text:span text:style-name="T1"> </text:span><text:span text:style-name="T2">int 3º bimestre e por fim int 4º bimestre.</text:span><text:span text:style-name="T1"> </text:span><text:span text:style-name="T2">Certo?</text:span><text:span text:style-name="T1"> </text:span><text:span text:style-name="T2">Não pode começar aqui.</text:span><text:span text:style-name="T1"> </text:span><text:span text:style-name="T2">Então eu vou colocar no final.</text:span><text:span text:style-name="T1"> </text:span><text:span text:style-name="T2">Eu me esqueci desse detalhe aqui que Java você</text:span><text:span text:style-name="T1"> </text:span><text:span text:style-name="T2">não pode começar as variáveis com números, certo?</text:span><text:span text:style-name="T1"> </text:span><text:span text:style-name="T2">Então tem que vir depois.</text:span><text:span text:style-name="T1"> </text:span><text:span text:style-name="T2">Então eu simplesmente criei aqui, como às vezes a gente</text:span><text:span text:style-name="T1"> </text:span><text:span text:style-name="T2">cria os struts ou arrays lá na programação estruturada não é?</text:span><text:span text:style-name="T1"> </text:span><text:span text:style-name="T2">No sistema mesmo a classe Aluno acabaria tendo outras informações.</text:span><text:span text:style-name="T1"> </text:span><text:span text:style-name="T2">Então eu vou criar aqui uma outra classe, certo?</text:span><text:span text:style-name="T1"> </text:span><text:span text:style-name="T2">Que eu vou colocar aqui Verificadora de Notas certo?</text:span><text:span text:style-name="T1"> </text:span><text:span text:style-name="T2">E vou criar nessa classe alguns métodos estáticos,</text:span><text:span text:style-name="T1"> </text:span><text:span text:style-name="T2">que são equivalentes às funções que a gente tem lá na programação estruturada.</text:span><text:span text:style-name="T1"> </text:span><text:span text:style-name="T2">Então eu vou vir aqui e vou criar aqui,</text:span><text:span text:style-name="T1"> </text:span><text:span text:style-name="T2">public static int média aluno.</text:span><text:span text:style-name="T1"> </text:span><text:span text:style-name="T2">Então eu passo aqui o aluno como parâmetro e vou</text:span><text:span text:style-name="T1"> </text:span><text:span text:style-name="T2">criar aqui a lógica desse método.</text:span><text:span text:style-name="T1"> </text:span><text:span text:style-name="T2">Então eu vou criar aqui int total certo?</text:span><text:span text:style-name="T1"> </text:span><text:span text:style-name="T2">Começando aqui com 0, eu vou fazer aqui total mais</text:span><text:span text:style-name="T1"> </text:span><text:span text:style-name="T2">igual ao aluno ponto 1º bimestre</text:span><text:span text:style-name="T1"> </text:span><text:span text:style-name="T2">e vou fazer isso aqui para todos.</text:span><text:span text:style-name="T1"> </text:span><text:span text:style-name="T2">2º bimestre, 3º bimestre, 4º bimestre.</text:span><text:span text:style-name="T1"> </text:span><text:span text:style-name="T2">E aí eu vou retornar o total dividido por 4, certo?</text:span><text:span text:style-name="T1"> </text:span><text:span text:style-name="T2">É a média ali do aluno.</text:span><text:span text:style-name="T1"> </text:span><text:span text:style-name="T2">Certo?</text:span><text:span text:style-name="T1"> </text:span><text:span text:style-name="T2">Vou criar aqui também outro método</text:span><text:span text:style-name="T1"> </text:span><text:span text:style-name="T2">que ele vai por exemplo retornar booleano, true ou false não é?</text:span><text:span text:style-name="T1"> </text:span><text:span text:style-name="T2">True ou false aqui para mim, se o aluno passou de ano não é?</text:span><text:span text:style-name="T1"> </text:span><text:span text:style-name="T2">Então ele vai vir aqui aluno "a" certo?</text:span><text:span text:style-name="T1"> </text:span><text:span text:style-name="T2">Então o que é que ele vai fazer?</text:span><text:span text:style-name="T1"> </text:span><text:span text:style-name="T2">Vai usar o de cima ali, ele vai vir aqui,</text:span><text:span text:style-name="T1"> </text:span><text:span text:style-name="T2">média aluno.</text:span><text:span text:style-name="T1"> </text:span><text:span text:style-name="T2">Opa!</text:span><text:span text:style-name="T1"> </text:span><text:span text:style-name="T2">Vai chamar o método ali de cima, certo?</text:span><text:span text:style-name="T1"> </text:span><text:span text:style-name="T2">E aí vai ver aqui, se a média for</text:span><text:span text:style-name="T1"> </text:span><text:span text:style-name="T2">maior ou igual que 60 certo?</text:span><text:span text:style-name="T1"> </text:span><text:span text:style-name="T2">Ele vai retornar true, senão ele retorna false.</text:span><text:span text:style-name="T1"> </text:span><text:span text:style-name="T2">Certo?</text:span><text:span text:style-name="T1"> </text:span><text:span text:style-name="T2">Então o que acontece?</text:span><text:span text:style-name="T1"> </text:span><text:span text:style-name="T2">Esse aqui é o jeito que a gente</text:span><text:span text:style-name="T1"> </text:span><text:span text:style-name="T2">costuma fazer na programação estruturada,</text:span><text:span text:style-name="T1"> </text:span><text:span text:style-name="T2">onde a gente não tem objetos, não tem esse de tipo de coisa.</text:span><text:span text:style-name="T1"> </text:span><text:span text:style-name="T2">Então o quê que a gente vai fazer aqui?</text:span><text:span text:style-name="T1"> </text:span><text:span text:style-name="T2">A gente pode ver que a média do aluno é uma</text:span><text:span text:style-name="T1"> </text:span><text:span text:style-name="T2">funcionalidade que tem a ver com o aluno.</text:span><text:span text:style-name="T1"> </text:span><text:span text:style-name="T2">Então eu não deveria ter que perguntar para uma outra classe qual que é</text:span><text:span text:style-name="T1"> </text:span><text:span text:style-name="T2">a média desse aluno certo?</text:span><text:span text:style-name="T1"> </text:span><text:span text:style-name="T2">Eu deveria perguntar para o próprio aluno.</text:span><text:span text:style-name="T1"> </text:span><text:span text:style-name="T2">Eu vou criar aqui método principal só para a gente</text:span><text:span text:style-name="T1"> </text:span><text:span text:style-name="T2">ilustrar aqui como que seria usar essa solução aqui.</text:span><text:span text:style-name="T1"> </text:span><text:span text:style-name="T2">Eu vou chamar aqui de principal, bota aqui para criar método main, certo?</text:span><text:span text:style-name="T1"> </text:span><text:span text:style-name="T2">Então eu vou vir aqui,</text:span><text:span text:style-name="T1"> </text:span><text:span text:style-name="T2">vou criar aluno, vou chamar aqui de Guerra.</text:span><text:span text:style-name="T1"> </text:span><text:span text:style-name="T2">Eu vou colocar aqui</text:span><text:span text:style-name="T1"> </text:span><text:span text:style-name="T2">guerra, ponto.</text:span><text:span text:style-name="T1"> </text:span><text:span text:style-name="T2">No 1º bimestre ele tirou por exemplo 70,</text:span><text:span text:style-name="T1"> </text:span><text:span text:style-name="T2">vou para</text:span><text:span text:style-name="T1"> </text:span><text:span text:style-name="T2">facilitar aqui usar o control c, control v, certo?</text:span><text:span text:style-name="T1"> </text:span><text:span text:style-name="T2">Aí aqui por exemplo 60,</text:span><text:span text:style-name="T1"> </text:span><text:span text:style-name="T2">80 e 70.</text:span><text:span text:style-name="T1"> </text:span><text:span text:style-name="T2">A média ali tem que ser 70.</text:span><text:span text:style-name="T1"> </text:span><text:span text:style-name="T2">Então o que que eu vou fazer?</text:span><text:span text:style-name="T1"> </text:span><text:span text:style-name="T2">Agora eu tenho que ir lá no verificador de notas, eu vou mandar imprimir aqui.</text:span><text:span text:style-name="T1"> </text:span><text:span text:style-name="T2">Então eu vou vir aqui, verificador notas ponto, vamos!</text:span><text:span text:style-name="T1"> </text:span><text:span text:style-name="T2">É verificadora notas.</text:span><text:span text:style-name="T1"> </text:span><text:span text:style-name="T2">A média do aluno, certo?</text:span><text:span text:style-name="T1"> </text:span><text:span text:style-name="T2">E aí eu vou passar o Guerra ali, certo?</text:span><text:span text:style-name="T1"> </text:span><text:span text:style-name="T2">Eu acho que no método, aqui embaixo eu me esqueci de colocar static também.</text:span><text:span text:style-name="T1"> </text:span><text:span text:style-name="T2">Pronto.</text:span><text:span text:style-name="T1"> </text:span><text:span text:style-name="T2">Vamos ver.</text:span><text:span text:style-name="T1"> </text:span><text:span text:style-name="T2">Então dá 70.</text:span><text:span text:style-name="T1"> </text:span><text:span text:style-name="T2">Vamos ver se o Guerra passou.</text:span><text:span text:style-name="T1"> </text:span><text:span text:style-name="T2">É.</text:span><text:span text:style-name="T1"> </text:span><text:span text:style-name="T2">Verificadora notas ponto,</text:span><text:span text:style-name="T1"> </text:span><text:span text:style-name="T2">passou de ano o Guerra.</text:span><text:span text:style-name="T1"> </text:span><text:span text:style-name="T2">Então vamos ver aqui se ele passou de ano.</text:span><text:span text:style-name="T1"> </text:span><text:span text:style-name="T2">True.</text:span><text:span text:style-name="T1"> </text:span><text:span text:style-name="T2">Então, quem está usando isso aqui ele não só vai conhecer a classe Aluno,</text:span><text:span text:style-name="T1"> </text:span><text:span text:style-name="T2">mas ele tem que saber que tem uma outra classe que faz esse tipo de cálculo.</text:span><text:span text:style-name="T1"> </text:span><text:span text:style-name="T2">Como que seria uma abordagem orientada a objetos?</text:span><text:span text:style-name="T1"> </text:span><text:span text:style-name="T2">Seria este método aqui ele está na própria classe Aluno.</text:span><text:span text:style-name="T1"> </text:span><text:span text:style-name="T2">Então eu posso vir aqui e dar Move, certo?</text:span><text:span text:style-name="T1"> </text:span><text:span text:style-name="T2">Ele vai, no caso aqui como ele é estático, talvez ele não deixe eu fazer isso.</text:span><text:span text:style-name="T1"> </text:span><text:span text:style-name="T2">Eu vou mover aqui na mão mesmo.</text:span><text:span text:style-name="T1"> </text:span><text:span text:style-name="T2">Então eu vou vir aqui, ao invés de chamar de média aluno,</text:span><text:span text:style-name="T1"> </text:span><text:span text:style-name="T2">eu vou chamar só de média, porque eu já estou na classe aluno, certo?</text:span><text:span text:style-name="T1"> </text:span><text:span text:style-name="T2">E não preciso mais passar isso aqui como parâmetro também.</text:span><text:span text:style-name="T1"> </text:span><text:span text:style-name="T2">Essas informações aqui, se eu quiser eu posso substituir o "a" pelo this.</text:span><text:span text:style-name="T1"> </text:span><text:span text:style-name="T2">Mas também não é obrigatório.</text:span><text:span text:style-name="T1"> </text:span><text:span text:style-name="T2">E aí a mesma coisa eu vou fazer aqui no método passou de ano, certo?</text:span><text:span text:style-name="T1"> </text:span><text:span text:style-name="T2">Também ao invés de eu ter outro método,</text:span><text:span text:style-name="T1"> </text:span><text:span text:style-name="T2">eu vou perguntar para o </text:span><text:soft-page-break/><text:span text:style-name="T2">próprio aluno se ele passou de ano, certo?</text:span><text:span text:style-name="T1"> </text:span><text:span text:style-name="T2">Eu posso inclusive já chamar direto aqui o método média, certo?</text:span><text:span text:style-name="T1"> </text:span><text:span text:style-name="T2">Então olha como que fica mais intuitivo,</text:span><text:span text:style-name="T1"> </text:span><text:span text:style-name="T2">na hora que o cara vem aqui e aperta aqui.</text:span><text:span text:style-name="T1"> </text:span><text:span text:style-name="T2">O quê que eu posso fazer com o aluno?</text:span><text:span text:style-name="T1"> </text:span><text:span text:style-name="T2">Aqui eu posso calcular a média, eu posso ver se ele passou de ano.</text:span><text:span text:style-name="T1"> </text:span><text:span text:style-name="T2">Então para quem está utilizando aqui, ele não tem que saber que</text:span><text:span text:style-name="T1"> </text:span><text:span text:style-name="T2">existe uma outra classe com outros métodos que recebem o aluno como parâmetro.</text:span><text:span text:style-name="T1"> </text:span><text:span text:style-name="T2">Ele simplesmente vai perguntar para o próprio aluno: qual que é a sua média?</text:span><text:span text:style-name="T1"> </text:span><text:span text:style-name="T2">Você passou de ano meu amigo?</text:span><text:span text:style-name="T1"> </text:span><text:span text:style-name="T2">Certo?</text:span><text:span text:style-name="T1"> </text:span><text:span text:style-name="T2">Então, a gente percebe que fica muito mais intuitivo não é?</text:span><text:span text:style-name="T1"> </text:span><text:span text:style-name="T2">E assim, essa é uma coisa,</text:span><text:span text:style-name="T1"> </text:span><text:span text:style-name="T2">é erro que eu percebo muito quem está vindo da programação estruturada,</text:span><text:span text:style-name="T1"> </text:span><text:span text:style-name="T2">que está acostumado a fazer as coisas dessa forma lá, certo?</text:span><text:span text:style-name="T1"> </text:span><text:span text:style-name="T2">Criar funções, então acaba usando ali as classes mais para fazer uma definição.</text:span><text:span text:style-name="T1"> </text:span><text:span text:style-name="T2">A gente pode ver que o resultado aqui é o mesmo.</text:span><text:span text:style-name="T1"> </text:span><text:span text:style-name="T2">Ele está acostumado a criar as classes só como uma estrutura de</text:span><text:span text:style-name="T1"> </text:span><text:span text:style-name="T2">dados e criar uma série de funções que utilizam essa estrutura de dados,</text:span><text:span text:style-name="T1"> </text:span><text:span text:style-name="T2">enquanto que muitas dessas coisas tinham que estar na própria classe.</text:span><text:span text:style-name="T1"> </text:span><text:span text:style-name="T2">Muitas vezes pode ser que não seja tão intuitivo</text:span><text:span text:style-name="T1"> </text:span><text:span text:style-name="T2">assim você migrar, porque às vezes não vai ser o método inteiro que</text:span><text:span text:style-name="T1"> </text:span><text:span text:style-name="T2">vai poder ser migrado, às vezes é pedaço dele que tem a ver com o objeto.</text:span><text:span text:style-name="T1"> </text:span><text:span text:style-name="T2">Então aí você tem que separar ele.</text:span><text:span text:style-name="T1"> </text:span><text:span text:style-name="T2">A gente vai entrar mais detalhes com isso quando a gente for falar de refatoração.</text:span><text:span text:style-name="T1"> </text:span><text:span text:style-name="T2">Mas eu achei interessante introduzir essa questão agora justamente</text:span><text:span text:style-name="T1"> </text:span><text:span text:style-name="T2">para você ter esse contraste de como que programador de programação</text:span><text:span text:style-name="T1"> </text:span><text:span text:style-name="T2">estruturada fazia e como que programador orientado a objetos vai fazer isso daí.</text:span><text:span text:style-name="T1"> </text:span><text:span text:style-name="T2">Espero que tenha ajudado e tenha ficado mais claro essa questão.</text:span><text:span text:style-name="T1"> </text:span><text:span text:style-name="T2">Muito obrigado por assistir.</text:span><text:span text:style-name="T1"> </text:span><text:span text:style-name="T2">Até a próxima aula.</text:span><text:span text:style-name="T1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4.4.5.2$Windows_x86 LibreOffice_project/a22f674fd25a3b6f45bdebf25400ed2adff0ff99</meta:generator>
    <dc:date>2017-01-12T07:14:35.678000000</dc:date>
    <meta:document-statistic meta:table-count="0" meta:image-count="0" meta:object-count="0" meta:page-count="2" meta:paragraph-count="1" meta:word-count="1216" meta:character-count="6467" meta:non-whitespace-character-count="5250"/>
    <meta:user-defined meta:name="Info 1"/>
    <meta:user-defined meta:name="Info 2"/>
    <meta:user-defined meta:name="Info 3"/>
    <meta:user-defined meta:name="Info 4"/>
  </office:meta>
</office:document-meta>
</file>